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64cm" fo:min-width="18.29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28cm" fo:min-width="4.07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4.072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052cm" fo:min-width="4.434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824cm" fo:min-width="4.434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796cm" svg:height="10.414cm" svg:x="4.572cm" svg:y="2.54cm">
          <text:p text:style-name="P1">`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778cm" svg:x="11.288cm" svg:y="3.51cm">
          <text:p text:style-name="P1">Location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1.778cm" svg:x="11.288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1.778cm" svg:x="11.288cm" svg:y="7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1.778cm" svg:x="11.288cm" svg:y="9.60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423cm" svg:height="0.963cm" svg:x="11.863cm" svg:y="5.849cm">
          <draw:text-box>
            <text:p text:style-name="P1">Location 2</text:p>
          </draw:text-box>
        </draw:frame>
        <draw:frame draw:style-name="gr4" draw:text-style-name="P3" draw:layer="layout" svg:width="3.423cm" svg:height="0.963cm" svg:x="11.863cm" svg:y="7.881cm">
          <draw:text-box>
            <text:p>Location 3</text:p>
          </draw:text-box>
        </draw:frame>
        <draw:frame draw:style-name="gr4" draw:text-style-name="P3" draw:layer="layout" svg:width="3.423cm" svg:height="0.963cm" svg:x="11.863cm" svg:y="9.913cm">
          <draw:text-box>
            <text:p>Location 4</text:p>
          </draw:text-box>
        </draw:frame>
        <draw:custom-shape draw:style-name="gr2" draw:text-style-name="P2" draw:layer="layout" svg:width="4.572cm" svg:height="1.778cm" svg:x="17.78cm" svg:y="3.556cm">
          <text:p text:style-name="P1">Drive New Pat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934cm" svg:height="3.302cm" svg:x="5.48cm" svg:y="3.556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34cm" svg:height="4.074cm" svg:x="5.48cm" svg:y="7.356cm">
          <text:p text:style-name="P1">Sto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08:59:28.295085443</meta:creation-date>
    <dc:date>2023-10-14T09:15:22.677548134</dc:date>
    <meta:editing-duration>PT4M53S</meta:editing-duration>
    <meta:editing-cycles>1</meta:editing-cycles>
    <meta:document-statistic meta:object-count="34"/>
    <meta:generator>LibreOffice/6.4.7.2$Linux_X86_64 LibreOffice_project/40$Build-2</meta:generator>
  </office:meta>
</office:document-meta>
</file>